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Segoe UI'" style:font-family-asian="'Segoe UI'" style:font-family-complex="'Segoe UI'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'Segoe UI'" style:font-family-asian="'Segoe UI'" style:font-family-complex="'Segoe UI'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7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In this Text file please ONLY answer the following questions to contribute to Hacktoberfest 2021 and to make a Pull Request.</text:span></text:p>
      <text:p text:style-name="P1"><text:span text:style-name="T2"/></text:p>
      <text:p text:style-name="P1"><text:span text:style-name="T3">Note: These are very easy questions and for beginners in Open source community.</text:span></text:p>
      <text:p text:style-name="P2"><text:span text:style-name="T4"/></text:p>
      <text:p text:style-name="P2"><text:span text:style-name="T5">Q 1: What is JavaScript ?</text:span></text:p>
      <text:p text:style-name="P2"><text:span text:style-name="T5">Ans: javascript is a programming language , used mostly in web development.</text:span></text:p>
      <text:p text:style-name="P2"><text:span text:style-name="T5">Q 2 : Print sum of 2 numbers using console.log().</text:span></text:p>
      <text:p text:style-name="P2"><text:span text:style-name="T5">Ans:</text:span></text:p>
      <text:p text:style-name="P2"><text:span text:style-name="T5">Q 4 : How many ways are there to declare variable in JavaScript ?</text:span></text:p>
      <text:p text:style-name="P2"><text:span text:style-name="T5">Ans :</text:span></text:p>
      <text:p text:style-name="P2"><text:span text:style-name="T5">Q 5: Declare a variable in javaScript using let.</text:span></text:p>
      <text:p text:style-name="P2"><text:span text:style-name="T5">Ans: let variable_name;</text:span></text:p>
      <text:p text:style-name="P2"><text:span text:style-name="T5">Q 6 : How to add<text:s text:c="2"/>single comment in JavaScript ?</text:span></text:p>
      <text:p text:style-name="P2"><text:span text:style-name="T5">Ans:</text:span></text:p>
      <text:p text:style-name="P2"><text:span text:style-name="T5">Q 7: How to create an Array of integers in JavaScript ?</text:span></text:p>
      <text:p text:style-name="P2"><text:span text:style-name="T5">Ans:</text:span></text:p>
      <text:p text:style-name="P2"><text:span text:style-name="T5">Q 8: How many data types are there in JavaScript ?</text:span></text:p>
      <text:p text:style-name="P2"><text:span text:style-name="T5">Ans: 5</text:span></text:p>
      <text:p text:style-name="P2"><text:span text:style-name="T5">Q 9: Why are loops used for in any programming<text:s text:c="2"/>language ?</text:span></text:p>
      <text:p text:style-name="P2"><text:span text:style-name="T5">Ans:</text:span></text:p>
      <text:p text:style-name="P2"><text:span text:style-name="T5">Q 10: Name different types of Loops in JavaScript ?</text:span></text:p>
      <text:p text:style-name="P2"><text:span text:style-name="T5">Ans: For Loop, for/in, for/of, while, do/while</text:span></text:p>
      <text:p text:style-name="P2"><text:span text:style-name="T5">Q 11: How to declare for loop in JavaScript ?</text:span></text:p>
      <text:p text:style-name="P2"><text:span text:style-name="T5">Ans:</text:span></text:p>
      <text:p text:style-name="P2"><text:span text:style-name="T5">Q 12: How many ways can you print output in JavaScript?</text:span></text:p>
      <text:p text:style-name="P2"><text:span text:style-name="T5">Ans:</text:span></text:p>
      <text:p text:style-name="P2"><text:span text:style-name="T5">Q 13 : How to add Multi-Line Comments in JavaScript ?</text:span></text:p>
      <text:p text:style-name="P2"><text:span text:style-name="T5">Ans:</text:span></text:p>
      <text:p text:style-name="P2"><text:span text:style-name="T5">Q 14:<text:s text:c="2"/>How to select an element from HTML by ID using JavaScript ?<text:s text:c="2"/></text:span></text:p>
      <text:p text:style-name="P2"><text:span text:style-name="T5">Ans :</text:span></text:p>
      <text:p text:style-name="P2"><text:span text:style-name="T5">Q 15:<text:s text:c="2"/>Write down JavaScript comparison operators ?</text:span></text:p>
      <text:p text:style-name="P2"><text:span text:style-name="T5">Ans :</text:span></text:p>
      <text:p text:style-name="P2"><text:span text:style-name="T6"/></text:p>
      <text:p text:style-name="P2"><text:span text:style-name="T6"/></text:p>
      <text:p text:style-name="P2"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